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33cc66" draw:textarea-horizontal-align="justify" draw:textarea-vertical-align="middle" draw:auto-grow-height="false"/>
    </style:style>
    <style:style style:name="gr2" style:family="graphic" style:parent-style-name="standard">
      <style:graphic-properties draw:fill="solid" draw:fill-color="#33cc66" draw:textarea-horizontal-align="justify" draw:textarea-vertical-align="middle" draw:auto-grow-height="false"/>
    </style:style>
    <style:style style:name="gr3" style:family="graphic" style:parent-style-name="standard">
      <style:graphic-properties draw:fill="solid" draw:fill-color="#dc2300" draw:textarea-horizontal-align="justify" draw:textarea-vertical-align="middle" draw:auto-grow-height="false"/>
    </style:style>
    <style:style style:name="gr4" style:family="graphic" style:parent-style-name="standard">
      <style:graphic-properties draw:fill="solid" draw:fill-color="#dc2300" draw:textarea-vertical-align="middle" draw:auto-grow-height="false" fo:min-height="0.749cm" fo:min-width="0.499cm"/>
    </style:style>
    <style:style style:name="gr5"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6" style:family="graphic" style:parent-style-name="standard">
      <style:graphic-properties svg:stroke-width="0.05cm" draw:marker-start-width="0.275cm" draw:marker-end-width="0.275cm" draw:fill="solid" draw:fill-color="#dc2300"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dc2300" draw:textarea-horizontal-align="justify" draw:textarea-vertical-align="middle" draw:auto-grow-height="false"/>
    </style:style>
    <style:style style:name="P1" style:family="paragraph">
      <style:paragraph-properties fo:text-align="center"/>
      <style:text-properties fo:font-size="24pt" style:font-size-asian="24pt" style:font-size-complex="24pt"/>
    </style:style>
    <style:style style:name="P2" style:family="paragraph">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2" draw:layer="layout" svg:width="3.104cm" svg:height="2.068cm" svg:x="8.672cm" svg:y="4.603cm">
          <text:p text:style-name="P1"><text:span text:style-name="T1">L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6" draw:layer="layout" svg:width="7.241cm" svg:height="2.068cm" svg:x="13.845cm" svg:y="4.603cm">
          <text:p text:style-name="P1"><text:span text:style-name="T1">mail.off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4" draw:layer="layout" svg:width="1.034cm" svg:height="1.034cm" svg:x="3.5cm" svg:y="5.6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5" draw:layer="layout" svg:width="1.034cm" svg:height="1.034cm" svg:x="3.5cm" svg:y="7.7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1" draw:layer="layout" svg:width="1.034cm" svg:height="1.034cm" svg:x="3.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3" draw:layer="layout" svg:width="1.034cm" svg:height="1.034cm" svg:x="3.5cm" svg:y="3.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7.242cm" svg:height="2.068cm" svg:x="25.224cm" svg:y="4.603cm">
          <text:p text:style-name="P1"><text:span text:style-name="T1">firewall.off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8" draw:layer="layout" svg:width="7.242cm" svg:height="2.069cm" svg:x="25.224cm" svg:y="8.74cm">
          <text:p text:style-name="P1"><text:span text:style-name="T1">IS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9" draw:layer="layout" svg:width="4.138cm" svg:height="2.069cm" svg:x="23.155cm" svg:y="13.91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2" draw:layer="layout" svg:x1="4.534cm" svg:y1="2.017cm" svg:x2="8.672cm" svg:y2="5.637cm" draw:start-shape="id1" draw:start-glue-point="1" draw:end-shape="id2" svg:d="m4534 2017h2070v3620h2068">
          <text:p/>
        </draw:connector>
        <draw:connector draw:style-name="gr5" draw:text-style-name="P2" draw:layer="layout" svg:x1="4.534cm" svg:y1="4.086cm" svg:x2="8.672cm" svg:y2="5.637cm" draw:start-shape="id3" draw:start-glue-point="1" draw:end-shape="id2" svg:d="m4534 4086h2070v1551h2068">
          <text:p/>
        </draw:connector>
        <draw:connector draw:style-name="gr5" draw:text-style-name="P2" draw:layer="layout" svg:x1="4.534cm" svg:y1="6.154cm" svg:x2="8.672cm" svg:y2="5.637cm" draw:start-shape="id4" draw:start-glue-point="1" draw:end-shape="id2" svg:d="m4534 6154h2070v-517h2068">
          <text:p/>
        </draw:connector>
        <draw:connector draw:style-name="gr5" draw:text-style-name="P2" draw:layer="layout" svg:x1="4.534cm" svg:y1="8.223cm" svg:x2="8.672cm" svg:y2="5.637cm" draw:start-shape="id5" draw:start-glue-point="1" draw:end-shape="id2" svg:d="m4534 8223h2070v-2586h2068">
          <text:p/>
        </draw:connector>
        <draw:connector draw:style-name="gr5" draw:text-style-name="P2" draw:layer="layout" svg:x1="11.776cm" svg:y1="5.637cm" svg:x2="13.845cm" svg:y2="5.637cm" draw:start-shape="id2" draw:start-glue-point="1" draw:end-shape="id6" draw:end-glue-point="3" svg:d="m11776 5637h2069">
          <text:p/>
        </draw:connector>
        <draw:connector draw:style-name="gr5" draw:text-style-name="P2" draw:layer="layout" svg:x1="21.086cm" svg:y1="5.637cm" svg:x2="25.224cm" svg:y2="5.637cm" draw:start-shape="id6" draw:start-glue-point="1" draw:end-shape="id7" draw:end-glue-point="3" svg:d="m21086 5637h4138">
          <text:p/>
        </draw:connector>
        <draw:connector draw:style-name="gr6" draw:text-style-name="P2" draw:layer="layout" svg:x1="28.845cm" svg:y1="6.671cm" svg:x2="28.845cm" svg:y2="8.74cm" draw:start-shape="id7" draw:start-glue-point="2" draw:end-shape="id8" draw:end-glue-point="0" svg:d="m28845 6671v2069">
          <text:p/>
        </draw:connector>
        <draw:connector draw:style-name="gr6" draw:text-style-name="P2" draw:layer="layout" svg:x1="28.845cm" svg:y1="10.809cm" svg:x2="25.224cm" svg:y2="13.911cm" draw:start-shape="id8" draw:start-glue-point="2" draw:end-shape="id9" draw:end-glue-point="0" svg:d="m28845 10809v1551h-3621v1551">
          <text:p/>
        </draw:connector>
        <draw:custom-shape draw:style-name="gr2" draw:text-style-name="P2" draw:id="id10" draw:layer="layout" svg:width="1.035cm" svg:height="1.035cm" svg:x="6.603cm" svg:y="9.7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11" draw:layer="layout" svg:width="1.035cm" svg:height="1.035cm" svg:x="8.672cm" svg:y="9.7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12cm" svg:y1="9.774cm" svg:x2="10.224cm" svg:y2="6.671cm" draw:start-shape="id10" draw:start-glue-point="0" draw:end-shape="id2" draw:end-glue-point="2" svg:d="m7120 9774v-1551h3104v-1552">
          <text:p/>
        </draw:connector>
        <draw:connector draw:style-name="gr5" draw:text-style-name="P2" draw:layer="layout" svg:x1="9.189cm" svg:y1="9.774cm" svg:x2="10.224cm" svg:y2="6.671cm" draw:start-shape="id11" draw:start-glue-point="0" draw:end-shape="id2" draw:end-glue-point="2" svg:d="m9189 9774v-1551h1035v-1552">
          <text:p/>
        </draw:connector>
        <draw:custom-shape draw:style-name="gr7" draw:text-style-name="P2" draw:id="id12" draw:layer="layout" svg:width="1.034cm" svg:height="1.034cm" svg:x="26.259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id="id13" draw:layer="layout" svg:width="1.034cm" svg:height="1.034cm" svg:x="28.328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id="id14" draw:layer="layout" svg:width="1.034cm" svg:height="1.034cm" svg:x="30.397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id="id15" draw:layer="layout" svg:width="1.034cm" svg:height="1.034cm" svg:x="32.466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26.776cm" svg:y1="2.534cm" svg:x2="28.845cm" svg:y2="4.603cm" draw:start-shape="id12" draw:start-glue-point="2" draw:end-shape="id7" draw:end-glue-point="0" svg:d="m26776 2534v1035h2069v1034">
          <text:p/>
        </draw:connector>
        <draw:connector draw:style-name="gr5" draw:text-style-name="P2" draw:layer="layout" svg:x1="28.845cm" svg:y1="2.534cm" svg:x2="28.845cm" svg:y2="4.603cm" draw:start-shape="id13" draw:start-glue-point="2" draw:end-shape="id7" draw:end-glue-point="0" svg:d="m28845 2534v2069">
          <text:p/>
        </draw:connector>
        <draw:connector draw:style-name="gr5" draw:text-style-name="P2" draw:layer="layout" svg:x1="30.914cm" svg:y1="2.534cm" svg:x2="28.845cm" svg:y2="4.603cm" draw:start-shape="id14" draw:start-glue-point="2" draw:end-shape="id7" draw:end-glue-point="0" svg:d="m30914 2534v1035h-2069v1034">
          <text:p/>
        </draw:connector>
        <draw:connector draw:style-name="gr5" draw:text-style-name="P2" draw:layer="layout" svg:x1="32.983cm" svg:y1="2.534cm" svg:x2="28.845cm" svg:y2="4.603cm" draw:start-shape="id15" draw:start-glue-point="2" draw:end-shape="id7" draw:end-glue-point="0" svg:d="m32983 2534v1035h-4138v1034">
          <text:p/>
        </draw:connector>
        <draw:custom-shape draw:style-name="gr3" draw:text-style-name="P1" draw:id="id16" draw:layer="layout" svg:width="7.242cm" svg:height="2.069cm" svg:x="16.948cm" svg:y="8.74cm">
          <text:p text:style-name="P1"><text:span text:style-name="T1">IS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28.845cm" svg:y1="6.671cm" svg:x2="20.569cm" svg:y2="8.74cm" draw:start-shape="id7" draw:start-glue-point="2" draw:end-shape="id16" draw:end-glue-point="0" svg:d="m28845 6671v1035h-8276v1034">
          <text:p/>
        </draw:connector>
        <draw:connector draw:style-name="gr5" draw:text-style-name="P2" draw:layer="layout" svg:x1="20.569cm" svg:y1="10.809cm" svg:x2="25.224cm" svg:y2="13.911cm" draw:start-shape="id16" draw:start-glue-point="2" draw:end-shape="id9" draw:end-glue-point="0" svg:d="m20569 10809v1551h4655v15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1-17T15:33:51.84</meta:creation-date>
    <dc:date>2010-01-17T15:54:34.15</dc:date>
    <meta:editing-duration>PT00H20M42S</meta:editing-duration>
    <meta:editing-cycles>2</meta:editing-cycles>
    <meta:generator>OpenOffice.org/3.1$Win32 OpenOffice.org_project/310m19$Build-9420</meta:generator>
    <meta:document-statistic meta:object-count="32"/>
  </office:meta>
</office:document-meta>
</file>